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李秉叡 | 2008.09.25 15:50 | </text:span><text:span text:style-name="T2">#</text:span></text:p>
      <text:p text:style-name="P2"><text:span text:style-name="T1">我念文化，應該沒問題！</text:span></text:p>
      <text:p text:style-name="P1"><text:span text:style-name="T1">陳真 | 2008.09.23 23:48 | </text:span><text:span text:style-name="T2">#</text:span></text:p>
      <text:p text:style-name="P3"><text:span text:style-name="T1">李同學開學北上唸書了吧? 10. 04 有空來共襄盛舉嗎?</text:span></text:p>
      <text:p text:style-name="P1"><text:span text:style-name="T1">李秉叡 | 2008.09.18 21:42 | </text:span><text:span text:style-name="T2">#</text:span></text:p>
      <text:p text:style-name="P2"><text:span text:style-name="T1">中國時報 A17/時論廣場 2008/09/17</text:span><text:span text:style-name="T3"><text:line-break/><text:line-break/></text:span><text:span text:style-name="T1">《林博文專欄》布希是美國衰退的禍首</text:span></text:p>
      <text:p text:style-name="P2"><text:span text:style-name="T1">【時報】</text:span><text:span text:style-name="T3"><text:line-break/></text:span><text:span text:style-name="T1">　　《紐約時報》建築評論家尼可萊．歐羅索夫（Nicolai Ouroussof f）前去了一趟北京，專門考察新建的場館和北京的建設，印象良深。前幾天，歐羅索夫在電視上看到紐奧良（或譯新奧爾良）數十萬居民為了躲避古斯塔夫颶風來襲，全城大逃亡，高速公路綿延數十里，馬上想到他在北京的所見所聞，不禁感慨萬千！</text:span></text:p>
      <text:p text:style-name="P2"><text:span text:style-name="T3"><text:line-break/></text:span><text:span text:style-name="T1">　　北京是一個欣欣向榮的城市，一個把希望建築在未來的都會，同時亦象徵了中國的崛起。反觀紐奧良三年前遭卡崔娜颶風重創之後，城裡大部分地區仍是一片廢墟，工兵負責修建的堤防仍像以前一樣脆弱不堪；這個爵士樂發祥之地的沒落，標誌了美國國力的走下坡和一般政客的顢頇無能。</text:span></text:p>
      <text:p text:style-name="P2"><text:span text:style-name="T3"><text:line-break/></text:span><text:span text:style-name="T1">　　布希執政八年美國國力下滑的速度，在美國歷史上罕有其匹。中國政府花四百億美元辦奧運，大興土木，弄得有聲有色，舉世歆羨。</text:span></text:p>
      <text:p text:style-name="P2"><text:span text:style-name="T3"><text:line-break/></text:span><text:span text:style-name="T1">　　四百億美元當然是一個大數目，然而，轉念一想，美國目前每個月花在伊拉克的軍費就高達一百億美元；換句話說，中國政府只是花四個月的美國侵伊戰費即辦成一場偉大的奧運。侵伊戰費已耗掉美國納稅人數千億（也許已上兆）美元，但最可怕的是，在其他國家奮力向前邁進的年代，美國卻把龐大的資源消耗在伊拉克戰爭，聯邦許多機構（尤其是研究單位）的經費大幅刪減，該做的沒做，許多公共建設不是取消就是停頓，美國就像一個未老先衰的病人。</text:span></text:p>
      <text:p text:style-name="P2"><text:span text:style-name="T3"><text:line-break/></text:span><text:span text:style-name="T1">　　美國國力下降的因素，多到不勝枚舉，其中人為因素占很大的比例。所謂人為因素即是各行各業領導人素質不行、缺乏遠見、沒有能力和私心太重。這批領導人中最糟糕，也是要負最大責任的首推布希，不少政論家早已認為布希已是個「腦死」（brain dead）的頭號政客。最諷刺的是，布希是美國歷史上第一個擁有ＭＢＡ（哈佛商學院）的總統，但也是最不懂經濟的總統之一，這次美國爆發金融大風暴以及前些時的次貸危機，所有的決策皆出自財政部長和聯邦儲貸金奇之手，「望之不似人君」的布希只得靠邊站，沒有插嘴的份。</text:span></text:p>
      <text:p text:style-name="P2"><text:span text:style-name="T3"><text:line-break/></text:span><text:span text:style-name="T1">　　金融風暴的興起，亦脫不了一些人為因素，許許多多公司的首席執行長（ＣＥＯ），充滿貪婪之心，把自己的薪俸與年終紅利置於公司利潤之上。美國一流人才都跑去法律界和財經界，出身法界變成做官的終南捷徑，而財經界若能發大財，又可當大官，但問題在於很多人一踏上宦途，人品就變了，布希主政八年，司法部淪為賣官鬻爵的齷齪場所，這批布希等諸君的走狗，為所欲為，無所不為，既敢糟蹋聯邦檢察系統，又在白宮與五角大廈新保守派的指揮下，把國際公法和聯合國人權宣言當成廢紙，私設關塔納摩黑牢，關押數百名無辜穆斯林（包括不少新疆維吾爾的人），不審不判，動輒拷打或施以水刑。等而下之的一批男女美軍則在伊拉克戰俘營凌虐伊拉克軍人。</text:span></text:p>
      <text:p text:style-name="P2"><text:span text:style-name="T3"><text:line-break/></text:span><text:span text:style-name="T1">　　美國獨立宣言、人權法案和美國憲法所標榜的理想與尊嚴，在布希時代變成棄之如敝屣的破爛品，美國如同一個沒有靈魂的國家，不衰也難！</text:span></text:p>
      <text:p text:style-name="P2"><text:span text:style-name="T3"><text:line-break/></text:span><text:span text:style-name="T1">　　女史家芭芭拉．塔克曼（Barbara W.Tuchman）早在二十一年前即於《紐約時報星期雜誌》撰文慨歎美國國力下墜，其時正是雷根執政晚期，爆發伊朗軍售案，官官相護，既不誠實又傲慢。塔克曼認為美國國力下滑的主因之一是官員無能，而聯邦政府剛好被一批無能之輩占據。今天的布希政府，比雷根時代爛幾萬倍，八年下來消耗了美國國力，從經濟到文化，從國防到都市建設，都呈現一片無助無奈的淒涼景象。</text:span></text:p>
      <text:p text:style-name="P2"><text:span text:style-name="T3"><text:line-break/></text:span><text:span text:style-name="T1">　　紐奧良數十萬居民向內陸大逃亡的景象和萬象更新的北京適成強烈對照。三年前，布希聽從狗頭軍師卡爾．洛夫的建議，坐飛機在一片汪洋的紐奧良上空盤旋一下即飛走，繼續度假。有這樣的總統，美國人民怎麼會不倒楣呢？美國國力怎麼會不下跌呢？</text:span></text:p>
      <text:p text:style-name="P2"><text:span text:style-name="T1">--------------------------------------------------</text:span></text:p>
      <text:p text:style-name="P2"><text:span text:style-name="T1">　　美國獨立宣言、人權法案和美國憲法所標榜的理想與尊嚴，在布希時代變成棄之如敝屣的破爛品，美國如同一個沒有靈魂的國家，不衰也難！</text:span></text:p>
      <text:p text:style-name="P2"><text:span text:style-name="T1">本人的想法：美國獨立宣言、人權法案和美國憲法所標榜的理想早在美國建國之初就被美國人自己給踩在腳下了！</text:span></text:p>
      <text:p text:style-name="P2"><text:span text:style-name="T1">諸如販賣黑奴、美國南方的種族隔離政策、還有當初開發美國西部時對於美國原住民種種迫害政策等，而且到現在還不見美國政府對於這些政策道歉呢！</text:span></text:p>
      <text:p text:style-name="P1"><text:a xlink:type="simple" xlink:href="http://palinfo.habago.org/mt-comments.cgi?__mode=red&amp;id=14946"><text:span text:style-name="T2">柳春春阿忠</text:span></text:a><text:span text:style-name="T1"> | 2008.09.12 16:56 | </text:span><text:span text:style-name="T2">#</text:span></text:p>
      <text:p text:style-name="P3"><text:span text:style-name="T1">各位注意！第六次反伊戰定點站樁因受颱風影響，</text:span><text:span text:style-name="T3"><text:line-break/></text:span><text:span text:style-name="T1">取消。</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